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1" svg:font-family="'Liberation Sans'" style:font-pitch="variable"/>
    <style:font-face style:name="Migu 1M" svg:font-family="'Migu 1M'" style:font-pitch="variable"/>
    <style:font-face style:name="Migu 1M1" svg:font-family="'Migu 1M'" style:font-adornments="標準" style:font-pitch="variable"/>
    <style:font-face style:name="DejaVu Sans Mono" svg:font-family="'DejaVu Sans Mono'" style:font-family-generic="modern" style:font-pitch="variable"/>
    <style:font-face style:name="TakaoPGothic1" svg:font-family="TakaoP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linecap="round" draw:fill="gradient" draw:fill-gradient-name="Tango_20_Blue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left" draw:textarea-vertical-align="top" draw:auto-grow-height="false" fo:min-height="0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style:font-name="Migu 1M1" fo:font-size="18pt" fo:font-weight="normal" style:font-name-asian="DejaVu Sans Mono2" style:font-size-asian="18pt" style:font-size-complex="18pt" style:font-relief="none"/>
    </style:style>
    <style:style style:name="T1" style:family="text">
      <style:text-properties fo:color="#ffff99" style:font-name="Migu 1M1" fo:font-size="18pt" fo:font-weight="normal" style:font-name-asian="DejaVu Sans Mono2" style:font-size-asian="18pt" style:font-size-complex="18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cm" svg:height="10cm" svg:x="1cm" svg:y="1cm">
          <text:p text:style-name="P1">MIDS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2cm" svg:x="1.5cm" svg:y="2cm">
          <text:p text:style-name="P1"><text:span text:style-name="T1">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2" draw:layer="layout" svg:width="4.9cm" svg:height="2cm" svg:x="1.45cm" svg:y="4.2cm">
            <text:p text:style-name="P1"><text:span text:style-name="T1">SOL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4.9cm" svg:height="2cm" svg:x="6.65cm" svg:y="4.2cm">
            <text:p text:style-name="P1"><text:span text:style-name="T1">NETWOR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draw:layer="layout" svg:width="10cm" svg:height="2cm" svg:x="1.5cm" svg:y="6.4cm">
            <text:p text:style-name="P1"><text:span text:style-name="T1">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cm" svg:height="1.5cm" svg:x="4.499cm" svg:y="6.9cm">
            <text:p text:style-name="P1"><text:span text:style-name="T1">BACKWARD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draw:layer="layout" svg:width="10cm" svg:height="2cm" svg:x="1.5cm" svg:y="8.6cm">
          <text:p text:style-name="P1"><text:span text:style-name="T1">T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1" svg:font-family="'Liberation Sans'" style:font-pitch="variable"/>
    <style:font-face style:name="Migu 1M" svg:font-family="'Migu 1M'" style:font-pitch="variable"/>
    <style:font-face style:name="Migu 1M1" svg:font-family="'Migu 1M'" style:font-adornments="標準" style:font-pitch="variable"/>
    <style:font-face style:name="DejaVu Sans Mono" svg:font-family="'DejaVu Sans Mono'" style:font-family-generic="modern" style:font-pitch="variable"/>
    <style:font-face style:name="TakaoPGothic1" svg:font-family="TakaoP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09:29:52.299402124</meta:creation-date>
    <dc:date>2015-03-01T10:03:30.234790563</dc:date>
    <meta:editing-duration>PT11M5S</meta:editing-duration>
    <meta:editing-cycles>3</meta:editing-cycles>
    <meta:generator>LibreOffice/4.2.7.2$Linux_X86_64 LibreOffice_project/420m0$Build-2</meta:generator>
    <meta:document-statistic meta:object-count="9"/>
  </office:meta>
</office:document-meta>
</file>